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3" style:parent-style-name="DefaultParagraphFont" style:family="text">
      <style:text-properties fo:font-size="12pt" style:font-size-asian="12pt" style:font-size-complex="12pt"/>
    </style:style>
    <style:style style:name="T4"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fo:clip="rect(0.01835in, 0.43262in, 0in, 0in)"/>
    </style:style>
  </office:automatic-styles>
  <office:body>
    <office:text text:use-soft-page-breaks="true">
      <text:p text:style-name="P1"><draw:frame draw:style-name="a0" draw:name="Picture 1" text:anchor-type="as-char" svg:x="0in" svg:y="0in" svg:width="6.10417in" svg:height="0.57292in" style:rel-width="scale" style:rel-height="scale"><draw:image xlink:href="media/image1.png" xlink:type="simple" xlink:show="embed" xlink:actuate="onLoad"/><svg:title/><svg:desc/></draw:frame></text:p>
      <text:p text:style-name="Normal"><text:span text:style-name="T3">The CPU processes the information that comes through the RAM allowing the data to be processed this also allows it to be displayed on the monitor by the GPU this allows for higher quality display including bit-rate, the amount of<text:s/></text:span><text:span text:style-name="T4">pixels being displayed and the speed that frames are shown on the monitor.<text:s/></text:span><text:span text:style-name="ui-provider">The CPU doesn't just process RAM it also processes all the memory that's accessed by the used and the ROM. The CPU uses a fan to cool down as it can over heat you can also get CPUs<text:s/></text:span><text:span text:style-name="ui-provider">of different power which can increase the speed that the data is processed allowing it to be displayed faster with minimal delay. Older CPUs will take longer to process data as the can get really hot, if there is less storage it can take longer having to p</text:span><text:span text:style-name="ui-provider">rocess it larger files will also take longer to open because it's a lot of data that needs to be processed it will also slow down when trying to open more complex files. The GPU can also do a lot of other things than just improve the graphics for the pc, i</text:span><text:span text:style-name="ui-provider">t can do calculations on individual pieces of code all at once making it effective as a calculator, it can also be used to mine cryptocurrency however mining crypto takes up storage space which can slow the computer down.</text:span><text:span text:style-name="ui-provider"><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i-provider" style:display-name="ui-provid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text-properties fo:language="en" fo:country="US"/>
    </style:style>
  </office:automatic-styles>
  <office:master-styles>
    <style:master-page style:name="MP0" style:page-layout-name="PL0">
      <style:header>
        <text:p text:style-name="P2">17.10.24</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lding, Billie</meta:initial-creator>
    <dc:creator>Billie Wilding 19130504</dc:creator>
    <meta:creation-date>2024-10-17T17:31:00Z</meta:creation-date>
    <dc:date>2024-10-24T10:52:00Z</dc:date>
    <meta:template xlink:href="Normal" xlink:type="simple"/>
    <meta:editing-cycles>5</meta:editing-cycles>
    <meta:editing-duration>PT12540S</meta:editing-duration>
    <meta:document-statistic meta:page-count="1" meta:paragraph-count="2" meta:word-count="182" meta:character-count="1221" meta:row-count="8" meta:non-whitespace-character-count="1041"/>
  </office:meta>
</office:document-meta>
</file>